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Heading_20_TOC" style:master-page-name="Index">
      <style:paragraph-properties style:page-number="1"/>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Standard" style:master-page-name="Index">
      <style:paragraph-properties style:page-number="auto"/>
    </style:style>
    <style:style style:name="P28" style:family="paragraph" style:parent-style-name="Standard" style:list-style-name="L1">
      <style:text-properties fo:background-color="transparent"/>
    </style:style>
    <style:style style:name="P29" style:family="paragraph" style:parent-style-name="Standard" style:list-style-name="L2"/>
    <style:style style:name="P30"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font-weight="normal" officeooo:rsid="0019a687" style:font-weight-asian="normal" style:font-weight-complex="normal"/>
    </style:style>
    <style:style style:name="T19" style:family="text">
      <style:text-properties officeooo:rsid="0019a687"/>
    </style:style>
    <style:style style:name="T20" style:family="text">
      <style:text-properties officeooo:rsid="001b82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8"/>
      <text:p text:style-name="P10">Version 2.0.<text:span text:style-name="T19">5</text:span></text:p>
      <text:p text:style-name="P9">Native Microsoft Outlook Configuration Guide</text:p>
      <text:p text:style-name="P3"/>
      <text:p text:style-name="P27">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text:span text:style-name="T19">5</text:span> – <text:span text:style-name="T19">April</text:span>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Architecture <text:s text:c="2"/><text:tab/>4</text:p>
          <text:p text:style-name="P21">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1">Chapter 5<text:tab/>Installation <text:s text:c="2"/><text:tab/>8</text:p>
          <text:p text:style-name="P22">Red Hat Enterprise Linux v5 and v6 <text:s text:c="2"/><text:tab/>8</text:p>
          <text:p text:style-name="P22">Debian 6.0 (“Squeeze”) and Ubuntu 12.04 (“Precise Pangolin”) <text:s text:c="2"/><text:tab/>9</text:p>
          <text:p text:style-name="P21">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1">Chapter 7<text:tab/>Adding Users <text:s text:c="2"/><text:tab/>14</text:p>
          <text:p text:style-name="P21">Chapter 8<text:tab/>Microsoft Outlook 2003, 2007 and 2010 Configuration <text:s text:c="2"/><text:tab/>15</text:p>
          <text:p text:style-name="P21">Chapter 9<text:tab/>Known Issues or Limitations <text:s text:c="2"/><text:tab/>16</text:p>
          <text:p text:style-name="P22">Current Limitations <text:s text:c="2"/><text:tab/>16</text:p>
          <text:p text:style-name="P21">Chapter 10<text:tab/>Additional Information <text:s text:c="2"/><text:tab/>18</text:p>
          <text:p text:style-name="P21">Chapter 11<text:tab/>Commercial Support and Contact Information <text:s text:c="2"/><text:tab/>19</text:p>
        </text:index-body>
      </text:table-of-content>
      <text:h text:style-name="P24"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text:span><text:span text:style-name="T18">5</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5" text:outline-level="1">Architecture</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6"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5" text:outline-level="1">Installation</text:h>
      <text:p text:style-name="Standard">This section will guide you through the installation of the native Microsoft Outlook compatibility layer SOGo offers.</text:p>
      <text:h text:style-name="Heading_20_2" text:outline-level="2">Red Hat Enterprise Linux v5 <text:span text:style-name="T19">and</text:span>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26"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Apache Configuration for Web Services</text:h>
      <text:p text:style-name="P7">The OpenChange web services consist of two components:</text:p>
      <text:list xml:id="list1694361738" text:style-name="L1">
        <text:list-item>
          <text:p text:style-name="P28"><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8"><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898367219" text:style-name="L2">
        <text:list-item>
          <text:p text:style-name="P29">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9">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5"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5"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0" text:outline-level="1"/>
      <text:h text:style-name="P25"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text:span text:style-name="T20">a</text:span>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nfiguration</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564</meta:editing-cycles>
    <meta:editing-duration>P3DT21H38M38S</meta:editing-duration>
    <dc:date>2013-04-11T10:13:17</dc:date>
    <meta:document-statistic meta:table-count="0" meta:image-count="3" meta:object-count="0" meta:page-count="21" meta:paragraph-count="319" meta:word-count="3610" meta:character-count="24900" meta:non-whitespace-character-count="20978"/>
    <meta:user-defined meta:name="Info 1"/>
    <meta:user-defined meta:name="Info 2"/>
    <meta:user-defined meta:name="Info 3"/>
    <meta:user-defined meta:name="Info 4"/>
  </office:meta>
</office:document-meta>
</file>